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1.428in"/>
    </style:style>
    <style:style style:name="co5" style:family="table-column">
      <style:table-column-properties fo:break-before="auto" style:column-width="1.6in"/>
    </style:style>
    <style:style style:name="co6" style:family="table-column">
      <style:table-column-properties fo:break-before="auto" style:column-width="1.77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4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all option</text:p>
          </table:table-cell>
          <table:table-cell table:number-columns-repeated="2"/>
          <table:table-cell office:value-type="string" calcext:value-type="string">
            <text:p>Close price on expiry </text:p>
          </table:table-cell>
          <table:table-cell office:value-type="string" calcext:value-type="string">
            <text:p>Net Pay off From call</text:p>
          </table:table-cell>
          <table:table-cell office:value-type="string" calcext:value-type="string">
            <text:p>Net pay off stoc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office:value-type="float" office:value="4191.1" calcext:value-type="float">
            <text:p>4191.1</text:p>
          </table:table-cell>
          <table:table-cell/>
          <table:table-cell office:value-type="float" office:value="4100" calcext:value-type="float">
            <text:p>4100</text:p>
          </table:table-cell>
          <table:table-cell table:formula="of:=IF([.D2] &lt;[.$B$3]; [.$B$4] * -1; [.D2]-[.$B$6])" office:value-type="float" office:value="-36.35" calcext:value-type="float">
            <text:p>-36.35</text:p>
          </table:table-cell>
          <table:table-cell table:formula="of:=[.D2]-[.$B$2]" office:value-type="float" office:value="-91.1000000000004" calcext:value-type="float">
            <text:p>-9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ke price</text:p>
          </table:table-cell>
          <table:table-cell office:value-type="float" office:value="4600" calcext:value-type="float">
            <text:p>4600</text:p>
          </table:table-cell>
          <table:table-cell/>
          <table:table-cell office:value-type="float" office:value="4300" calcext:value-type="float">
            <text:p>4300</text:p>
          </table:table-cell>
          <table:table-cell table:formula="of:=IF([.D3] &lt;[.$B$3]; [.$B$4] * -1; [.D3]-[.$B$6])" office:value-type="float" office:value="-36.35" calcext:value-type="float">
            <text:p>-36.35</text:p>
          </table:table-cell>
          <table:table-cell table:formula="of:=[.D3]-[.$B$2]" office:value-type="float" office:value="108.9" calcext:value-type="float">
            <text:p>10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mium</text:p>
          </table:table-cell>
          <table:table-cell office:value-type="float" office:value="36.35" calcext:value-type="float">
            <text:p>36.35</text:p>
          </table:table-cell>
          <table:table-cell/>
          <table:table-cell office:value-type="float" office:value="4500" calcext:value-type="float">
            <text:p>4500</text:p>
          </table:table-cell>
          <table:table-cell table:formula="of:=IF([.D4] &lt;[.$B$3]; [.$B$4] * -1; [.D4]-[.$B$6])" office:value-type="float" office:value="-36.35" calcext:value-type="float">
            <text:p>-36.35</text:p>
          </table:table-cell>
          <table:table-cell table:formula="of:=[.D4]-[.$B$2]" office:value-type="float" office:value="308.9" calcext:value-type="float">
            <text:p>308.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636.35" calcext:value-type="float">
            <text:p>4636.35</text:p>
          </table:table-cell>
          <table:table-cell table:formula="of:=IF([.D5] &lt;[.$B$3]; [.$B$4] * -1; [.D5]-[.$B$6])" office:value-type="float" office:value="0" calcext:value-type="float">
            <text:p>0</text:p>
          </table:table-cell>
          <table:table-cell table:formula="of:=[.D5]-[.$B$2]" office:value-type="float" office:value="445.25" calcext:value-type="float">
            <text:p>44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k even</text:p>
          </table:table-cell>
          <table:table-cell table:formula="of:=[.B4]+[.B3]" office:value-type="float" office:value="4636.35" calcext:value-type="float">
            <text:p>4636.35</text:p>
          </table:table-cell>
          <table:table-cell/>
          <table:table-cell office:value-type="float" office:value="4700" calcext:value-type="float">
            <text:p>4700</text:p>
          </table:table-cell>
          <table:table-cell table:formula="of:=IF([.D6] &lt;[.$B$3]; [.$B$4] * -1; [.D6]-[.$B$6])" office:value-type="float" office:value="63.6499999999996" calcext:value-type="float">
            <text:p>63.65</text:p>
          </table:table-cell>
          <table:table-cell table:formula="of:=[.D6]-[.$B$2]" office:value-type="float" office:value="508.9" calcext:value-type="float">
            <text:p>508.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900" calcext:value-type="float">
            <text:p>4900</text:p>
          </table:table-cell>
          <table:table-cell table:formula="of:=IF([.D7] &lt;[.$B$3]; [.$B$4] * -1; [.D7]-[.$B$6])" office:value-type="float" office:value="263.65" calcext:value-type="float">
            <text:p>263.65</text:p>
          </table:table-cell>
          <table:table-cell table:formula="of:=[.D7]-[.$B$2]" office:value-type="float" office:value="708.9" calcext:value-type="float">
            <text:p>70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k even gain %</text:p>
          </table:table-cell>
          <table:table-cell table:formula="of:=ROUND((([.B6]/[.B2]) -1) * 100;2)" office:value-type="float" office:value="10.62" calcext:value-type="float">
            <text:p>10.62</text:p>
          </table:table-cell>
          <table:table-cell/>
          <table:table-cell office:value-type="float" office:value="5100" calcext:value-type="float">
            <text:p>5100</text:p>
          </table:table-cell>
          <table:table-cell table:formula="of:=IF([.D8] &lt;[.$B$3]; [.$B$4] * -1; [.D8]-[.$B$6])" office:value-type="float" office:value="463.65" calcext:value-type="float">
            <text:p>463.65</text:p>
          </table:table-cell>
          <table:table-cell table:formula="of:=[.D8]-[.$B$2]" office:value-type="float" office:value="908.9" calcext:value-type="float">
            <text:p>90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mium %</text:p>
          </table:table-cell>
          <table:table-cell table:formula="of:=ROUND(([.B4]/[.B3]) * 100;2)" office:value-type="float" office:value="0.79" calcext:value-type="float">
            <text:p>0.79</text:p>
          </table:table-cell>
          <table:table-cell/>
          <table:table-cell office:value-type="float" office:value="5300" calcext:value-type="float">
            <text:p>5300</text:p>
          </table:table-cell>
          <table:table-cell table:formula="of:=IF([.D9] &lt;[.$B$3]; [.$B$4] * -1; [.D9]-[.$B$6])" office:value-type="float" office:value="663.65" calcext:value-type="float">
            <text:p>663.65</text:p>
          </table:table-cell>
          <table:table-cell table:formula="of:=[.D9]-[.$B$2]" office:value-type="float" office:value="1108.9" calcext:value-type="float">
            <text:p>1108.9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everag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/>
          <table:table-cell office:value-type="string" calcext:value-type="string">
            <text:p>Stock Qty</text:p>
          </table:table-cell>
          <table:table-cell table:formula="of:=ROUND([.B28]/[.B30]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ROPHARMA DEC 480 CE</text:p>
          </table:table-cell>
          <table:table-cell table:number-columns-repeated="2"/>
          <table:table-cell office:value-type="string" calcext:value-type="string">
            <text:p>Close price on expiry </text:p>
          </table:table-cell>
          <table:table-cell office:value-type="string" calcext:value-type="string">
            <text:p>Net Pay off From call</text:p>
          </table:table-cell>
          <table:table-cell office:value-type="string" calcext:value-type="string">
            <text:p>Net pay off stock</text:p>
          </table:table-cell>
          <table:table-cell office:value-type="string" calcext:value-type="string">
            <text:p>Net pay off stock total</text:p>
          </table:table-cell>
          <table:table-cell office:value-type="string" calcext:value-type="string">
            <text:p>Net Pay off From call total</text:p>
          </table:table-cell>
          <table:table-cell office:value-type="string" calcext:value-type="string">
            <text:p>Call pay off</text:p>
          </table:table-cell>
          <table:table-cell office:value-type="string" calcext:value-type="string">
            <text:p>Stock pay off</text:p>
          </table:table-cell>
        </table:table-row>
        <table:table-row table:style-name="ro1">
          <table:table-cell office:value-type="string" calcext:value-type="string">
            <text:p>strike price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IF([.D16] &lt;[.$B$31]; [.$B$32] * -1; [.D16]-[.$B$34])" office:value-type="float" office:value="-14.9" calcext:value-type="float">
            <text:p>-14.9</text:p>
          </table:table-cell>
          <table:table-cell table:formula="of:=[.D16]-[.$B$30]" office:value-type="float" office:value="0" calcext:value-type="float">
            <text:p>0</text:p>
          </table:table-cell>
          <table:table-cell table:formula="of:=[.F16]*[.$E$14]" office:value-type="float" office:value="0" calcext:value-type="float">
            <text:p>0</text:p>
          </table:table-cell>
          <table:table-cell table:formula="of:=[.E16] * [.$B$20]" office:value-type="float" office:value="-14900" calcext:value-type="float">
            <text:p>-14900</text:p>
          </table:table-cell>
          <table:table-cell table:formula="of:=ROUND(([.H16]/[.$B$28]) * 100;2)" office:value-type="float" office:value="-100" calcext:value-type="float">
            <text:p>-100</text:p>
          </table:table-cell>
          <table:table-cell table:formula="of:=ROUND(([.G16]/[.$B$28]) * 100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iry</text:p>
          </table:table-cell>
          <table:table-cell office:value-type="string" calcext:value-type="string">
            <text:p>26 dec 2019</text:p>
          </table:table-cell>
          <table:table-cell/>
          <table:table-cell table:formula="of:=[.D16]+10" office:value-type="float" office:value="450" calcext:value-type="float">
            <text:p>450</text:p>
          </table:table-cell>
          <table:table-cell table:formula="of:=IF([.D17] &lt;[.$B$31]; [.$B$32] * -1; [.D17]-[.$B$34])" office:value-type="float" office:value="-14.9" calcext:value-type="float">
            <text:p>-14.9</text:p>
          </table:table-cell>
          <table:table-cell table:formula="of:=[.D17]-[.$B$30]" office:value-type="float" office:value="10" calcext:value-type="float">
            <text:p>10</text:p>
          </table:table-cell>
          <table:table-cell table:formula="of:=[.F17]*[.$E$14]" office:value-type="float" office:value="340" calcext:value-type="float">
            <text:p>340</text:p>
          </table:table-cell>
          <table:table-cell table:formula="of:=[.E17] * [.$B$20]" office:value-type="float" office:value="-14900" calcext:value-type="float">
            <text:p>-14900</text:p>
          </table:table-cell>
          <table:table-cell table:formula="of:=ROUND(([.H17]/[.$B$28]) * 100;2)" office:value-type="float" office:value="-100" calcext:value-type="float">
            <text:p>-100</text:p>
          </table:table-cell>
          <table:table-cell table:formula="of:=ROUND(([.G17]/[.$B$28]) * 100;2)"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LTP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17]+10" office:value-type="float" office:value="460" calcext:value-type="float">
            <text:p>460</text:p>
          </table:table-cell>
          <table:table-cell table:formula="of:=IF([.D18] &lt;[.$B$31]; [.$B$32] * -1; [.D18]-[.$B$34])" office:value-type="float" office:value="-14.9" calcext:value-type="float">
            <text:p>-14.9</text:p>
          </table:table-cell>
          <table:table-cell table:formula="of:=[.D18]-[.$B$30]" office:value-type="float" office:value="20" calcext:value-type="float">
            <text:p>20</text:p>
          </table:table-cell>
          <table:table-cell table:formula="of:=[.F18]*[.$E$14]" office:value-type="float" office:value="680" calcext:value-type="float">
            <text:p>680</text:p>
          </table:table-cell>
          <table:table-cell table:formula="of:=[.E18] * [.$B$20]" office:value-type="float" office:value="-14900" calcext:value-type="float">
            <text:p>-14900</text:p>
          </table:table-cell>
          <table:table-cell table:formula="of:=ROUND(([.H18]/[.$B$28]) * 100;2)" office:value-type="float" office:value="-100" calcext:value-type="float">
            <text:p>-100</text:p>
          </table:table-cell>
          <table:table-cell table:formula="of:=ROUND(([.G18]/[.$B$28]) * 100;2)"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D18]+10" office:value-type="float" office:value="470" calcext:value-type="float">
            <text:p>470</text:p>
          </table:table-cell>
          <table:table-cell table:formula="of:=IF([.D19] &lt;[.$B$31]; [.$B$32] * -1; [.D19]-[.$B$34])" office:value-type="float" office:value="-14.9" calcext:value-type="float">
            <text:p>-14.9</text:p>
          </table:table-cell>
          <table:table-cell table:formula="of:=[.D19]-[.$B$30]" office:value-type="float" office:value="30" calcext:value-type="float">
            <text:p>30</text:p>
          </table:table-cell>
          <table:table-cell table:formula="of:=[.F19]*[.$E$14]" office:value-type="float" office:value="1020" calcext:value-type="float">
            <text:p>1020</text:p>
          </table:table-cell>
          <table:table-cell table:formula="of:=[.E19] * [.$B$20]" office:value-type="float" office:value="-14900" calcext:value-type="float">
            <text:p>-14900</text:p>
          </table:table-cell>
          <table:table-cell table:formula="of:=ROUND(([.H19]/[.$B$28]) * 100;2)" office:value-type="float" office:value="-100" calcext:value-type="float">
            <text:p>-100</text:p>
          </table:table-cell>
          <table:table-cell table:formula="of:=ROUND(([.G19]/[.$B$28]) * 100;2)" office:value-type="float" office:value="6.85" calcext:value-type="float">
            <text:p>6.85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D19]+10" office:value-type="float" office:value="480" calcext:value-type="float">
            <text:p>480</text:p>
          </table:table-cell>
          <table:table-cell table:formula="of:=IF([.D20] &lt;[.$B$31]; [.$B$32] * -1; [.D20]-[.$B$34])" office:value-type="float" office:value="-14.9" calcext:value-type="float">
            <text:p>-14.9</text:p>
          </table:table-cell>
          <table:table-cell table:formula="of:=[.D20]-[.$B$30]" office:value-type="float" office:value="40" calcext:value-type="float">
            <text:p>40</text:p>
          </table:table-cell>
          <table:table-cell table:formula="of:=[.F20]*[.$E$14]" office:value-type="float" office:value="1360" calcext:value-type="float">
            <text:p>1360</text:p>
          </table:table-cell>
          <table:table-cell table:formula="of:=[.E20] * [.$B$20]" office:value-type="float" office:value="-14900" calcext:value-type="float">
            <text:p>-14900</text:p>
          </table:table-cell>
          <table:table-cell table:formula="of:=ROUND(([.H20]/[.$B$28]) * 100;2)" office:value-type="float" office:value="-100" calcext:value-type="float">
            <text:p>-100</text:p>
          </table:table-cell>
          <table:table-cell table:formula="of:=ROUND(([.G20]/[.$B$28]) * 100;2)" office:value-type="float" office:value="9.13" calcext:value-type="float">
            <text:p>9.13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office:value-type="float" office:value="14.9" calcext:value-type="float">
            <text:p>14.9</text:p>
          </table:table-cell>
          <table:table-cell/>
          <table:table-cell table:formula="of:=[.D20]+10" office:value-type="float" office:value="490" calcext:value-type="float">
            <text:p>490</text:p>
          </table:table-cell>
          <table:table-cell table:formula="of:=IF([.D21] &lt;[.$B$31]; [.$B$32] * -1; [.D21]-[.$B$34])" office:value-type="float" office:value="-4.89999999999998" calcext:value-type="float">
            <text:p>-4.9</text:p>
          </table:table-cell>
          <table:table-cell table:formula="of:=[.D21]-[.$B$30]" office:value-type="float" office:value="50" calcext:value-type="float">
            <text:p>50</text:p>
          </table:table-cell>
          <table:table-cell table:formula="of:=[.F21]*[.$E$14]" office:value-type="float" office:value="1700" calcext:value-type="float">
            <text:p>1700</text:p>
          </table:table-cell>
          <table:table-cell table:formula="of:=[.E21] * [.$B$20]" office:value-type="float" office:value="-4899.99999999998" calcext:value-type="float">
            <text:p>-4900</text:p>
          </table:table-cell>
          <table:table-cell table:formula="of:=ROUND(([.H21]/[.$B$28]) * 100;2)" office:value-type="float" office:value="-32.89" calcext:value-type="float">
            <text:p>-32.89</text:p>
          </table:table-cell>
          <table:table-cell table:formula="of:=ROUND(([.G21]/[.$B$28]) * 100;2)" office:value-type="float" office:value="11.41" calcext:value-type="float">
            <text:p>11.41</text:p>
          </table:table-cell>
        </table:table-row>
        <table:table-row table:style-name="ro1">
          <table:table-cell office:value-type="string" calcext:value-type="string">
            <text:p>bid</text:p>
          </table:table-cell>
          <table:table-cell office:value-type="float" office:value="12.35" calcext:value-type="float">
            <text:p>12.35</text:p>
          </table:table-cell>
          <table:table-cell/>
          <table:table-cell table:formula="of:=[.D21]+10" office:value-type="float" office:value="500" calcext:value-type="float">
            <text:p>500</text:p>
          </table:table-cell>
          <table:table-cell table:formula="of:=IF([.D22] &lt;[.$B$31]; [.$B$32] * -1; [.D22]-[.$B$34])" office:value-type="float" office:value="5.10000000000002" calcext:value-type="float">
            <text:p>5.1</text:p>
          </table:table-cell>
          <table:table-cell table:formula="of:=[.D22]-[.$B$30]" office:value-type="float" office:value="60" calcext:value-type="float">
            <text:p>60</text:p>
          </table:table-cell>
          <table:table-cell table:formula="of:=[.F22]*[.$E$14]" office:value-type="float" office:value="2040" calcext:value-type="float">
            <text:p>2040</text:p>
          </table:table-cell>
          <table:table-cell table:formula="of:=[.E22] * [.$B$20]" office:value-type="float" office:value="5100.00000000002" calcext:value-type="float">
            <text:p>5100</text:p>
          </table:table-cell>
          <table:table-cell table:formula="of:=ROUND(([.H22]/[.$B$28]) * 100;2)" office:value-type="float" office:value="34.23" calcext:value-type="float">
            <text:p>34.23</text:p>
          </table:table-cell>
          <table:table-cell table:formula="of:=ROUND(([.G22]/[.$B$28]) * 100;2)" office:value-type="float" office:value="13.69" calcext:value-type="float">
            <text:p>13.69</text:p>
          </table:table-cell>
        </table:table-row>
        <table:table-row table:style-name="ro1">
          <table:table-cell office:value-type="string" calcext:value-type="string">
            <text:p>spread</text:p>
          </table:table-cell>
          <table:table-cell table:formula="of:=[.B21]-[.B22]" office:value-type="float" office:value="2.55" calcext:value-type="float">
            <text:p>2.55</text:p>
          </table:table-cell>
          <table:table-cell/>
          <table:table-cell table:formula="of:=[.D22]+10" office:value-type="float" office:value="510" calcext:value-type="float">
            <text:p>510</text:p>
          </table:table-cell>
          <table:table-cell table:formula="of:=IF([.D23] &lt;[.$B$31]; [.$B$32] * -1; [.D23]-[.$B$34])" office:value-type="float" office:value="15.1" calcext:value-type="float">
            <text:p>15.1</text:p>
          </table:table-cell>
          <table:table-cell table:formula="of:=[.D23]-[.$B$30]" office:value-type="float" office:value="70" calcext:value-type="float">
            <text:p>70</text:p>
          </table:table-cell>
          <table:table-cell table:formula="of:=[.F23]*[.$E$14]" office:value-type="float" office:value="2380" calcext:value-type="float">
            <text:p>2380</text:p>
          </table:table-cell>
          <table:table-cell table:formula="of:=[.E23] * [.$B$20]" office:value-type="float" office:value="15100" calcext:value-type="float">
            <text:p>15100</text:p>
          </table:table-cell>
          <table:table-cell table:formula="of:=ROUND(([.H23]/[.$B$28]) * 100;2)" office:value-type="float" office:value="101.34" calcext:value-type="float">
            <text:p>101.34</text:p>
          </table:table-cell>
          <table:table-cell table:formula="of:=ROUND(([.G23]/[.$B$28]) * 100;2)" office:value-type="float" office:value="15.97" calcext:value-type="float">
            <text:p>15.97</text:p>
          </table:table-cell>
        </table:table-row>
        <table:table-row table:style-name="ro1">
          <table:table-cell office:value-type="string" calcext:value-type="string">
            <text:p>open interest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D23]+10" office:value-type="float" office:value="520" calcext:value-type="float">
            <text:p>520</text:p>
          </table:table-cell>
          <table:table-cell table:formula="of:=IF([.D24] &lt;[.$B$31]; [.$B$32] * -1; [.D24]-[.$B$34])" office:value-type="float" office:value="25.1" calcext:value-type="float">
            <text:p>25.1</text:p>
          </table:table-cell>
          <table:table-cell table:formula="of:=[.D24]-[.$B$30]" office:value-type="float" office:value="80" calcext:value-type="float">
            <text:p>80</text:p>
          </table:table-cell>
          <table:table-cell table:formula="of:=[.F24]*[.$E$14]" office:value-type="float" office:value="2720" calcext:value-type="float">
            <text:p>2720</text:p>
          </table:table-cell>
          <table:table-cell table:formula="of:=[.E24] * [.$B$20]" office:value-type="float" office:value="25100" calcext:value-type="float">
            <text:p>25100</text:p>
          </table:table-cell>
          <table:table-cell table:formula="of:=ROUND(([.H24]/[.$B$28]) * 100;2)" office:value-type="float" office:value="168.46" calcext:value-type="float">
            <text:p>168.46</text:p>
          </table:table-cell>
          <table:table-cell table:formula="of:=ROUND(([.G24]/[.$B$28]) * 100;2)" office:value-type="float" office:value="18.26" calcext:value-type="float">
            <text:p>18.26</text:p>
          </table:table-cell>
        </table:table-row>
        <table:table-row table:style-name="ro1">
          <table:table-cell table:number-columns-repeated="3"/>
          <table:table-cell table:formula="of:=[.D24]+10" office:value-type="float" office:value="530" calcext:value-type="float">
            <text:p>530</text:p>
          </table:table-cell>
          <table:table-cell table:formula="of:=IF([.D25] &lt;[.$B$31]; [.$B$32] * -1; [.D25]-[.$B$34])" office:value-type="float" office:value="35.1" calcext:value-type="float">
            <text:p>35.1</text:p>
          </table:table-cell>
          <table:table-cell table:formula="of:=[.D25]-[.$B$30]" office:value-type="float" office:value="90" calcext:value-type="float">
            <text:p>90</text:p>
          </table:table-cell>
          <table:table-cell table:formula="of:=[.F25]*[.$E$14]" office:value-type="float" office:value="3060" calcext:value-type="float">
            <text:p>3060</text:p>
          </table:table-cell>
          <table:table-cell table:formula="of:=[.E25] * [.$B$20]" office:value-type="float" office:value="35100" calcext:value-type="float">
            <text:p>35100</text:p>
          </table:table-cell>
          <table:table-cell table:formula="of:=ROUND(([.H25]/[.$B$28]) * 100;2)" office:value-type="float" office:value="235.57" calcext:value-type="float">
            <text:p>235.57</text:p>
          </table:table-cell>
          <table:table-cell table:formula="of:=ROUND(([.G25]/[.$B$28]) * 100;2)" office:value-type="float" office:value="20.54" calcext:value-type="float">
            <text:p>20.5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emium</text:p>
          </table:table-cell>
          <table:table-cell table:formula="of:=[.B21]" office:value-type="float" office:value="14.9" calcext:value-type="float">
            <text:p>14.9</text:p>
          </table:table-cell>
          <table:table-cell office:value-type="string" calcext:value-type="string">
            <text:p>Q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setment</text:p>
          </table:table-cell>
          <table:table-cell table:formula="of:=[.B27]*[.B20]" office:value-type="float" office:value="14900" calcext:value-type="float">
            <text:p>149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office:value-type="float" office:value="440" calcext:value-type="float">
            <text:p>4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ike price</text:p>
          </table:table-cell>
          <table:table-cell office:value-type="float" office:value="480" calcext:value-type="float">
            <text:p>4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mium</text:p>
          </table:table-cell>
          <table:table-cell table:formula="of:=[.B27]" office:value-type="float" office:value="14.9" calcext:value-type="float">
            <text:p>14.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reak even</text:p>
          </table:table-cell>
          <table:table-cell table:formula="of:=[.B32]+[.B31]" office:value-type="float" office:value="494.9" calcext:value-type="float">
            <text:p>494.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reak even gain %</text:p>
          </table:table-cell>
          <table:table-cell table:formula="of:=ROUND((([.B34]/[.B30]) -1) * 100;2)" office:value-type="float" office:value="12.48" calcext:value-type="float">
            <text:p>12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mium %</text:p>
          </table:table-cell>
          <table:table-cell table:formula="of:=ROUND(([.B32]/[.B31]) * 100;2)" office:value-type="float" office:value="3.1" calcext:value-type="float">
            <text:p>3.1</text:p>
          </table:table-cell>
          <table:table-cell table:number-columns-repeated="8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104857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11-19T13:07:13.65</meta:creation-date>
    <meta:generator>LibreOffice/4.1.3.2$Linux_x86 LibreOffice_project/410$Build-2</meta:generator>
    <dc:date>2019-11-20T13:12:04.762476688</dc:date>
    <dc:creator>root </dc:creator>
    <meta:editing-duration>PT4H27M14S</meta:editing-duration>
    <meta:editing-cycles>9</meta:editing-cycles>
    <meta:document-statistic meta:table-count="3" meta:cell-count="158" meta:object-count="0"/>
  </office:meta>
</office:document-meta>
</file>